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Helvetica Neue', Helvetica, sans-serif"/>
    <style:font-face style:name="Source Code Pro" svg:font-family="'Source Code Pro', 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C" style:family="table-column">
      <style:table-column-properties style:column-width="4.397cm" style:rel-column-width="1638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ce1b" officeooo:paragraph-rsid="0008ce1b"/>
    </style:style>
    <style:style style:name="P2" style:family="paragraph" style:parent-style-name="Standard">
      <style:text-properties officeooo:rsid="0008ce1b" officeooo:paragraph-rsid="0011edf5"/>
    </style:style>
    <style:style style:name="P3" style:family="paragraph" style:parent-style-name="Standard">
      <style:text-properties officeooo:rsid="0008ce1b" officeooo:paragraph-rsid="0012c8fd"/>
    </style:style>
    <style:style style:name="P4" style:family="paragraph" style:parent-style-name="Standard">
      <style:text-properties officeooo:rsid="0008ce1b" officeooo:paragraph-rsid="0013ec83"/>
    </style:style>
    <style:style style:name="P5" style:family="paragraph" style:parent-style-name="Standard">
      <style:paragraph-properties fo:text-align="justify" style:justify-single-word="false"/>
      <style:text-properties fo:font-size="11pt" officeooo:rsid="0008ce1b" officeooo:paragraph-rsid="0008ce1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8ce1b" officeooo:paragraph-rsid="0011edf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1086e0" officeooo:paragraph-rsid="001086e0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12c8fd" officeooo:paragraph-rsid="0012c8fd" style:font-size-asian="11pt" style:font-size-complex="11pt"/>
    </style:style>
    <style:style style:name="P9" style:family="paragraph" style:parent-style-name="Standard">
      <style:text-properties fo:font-weight="bold" officeooo:rsid="0008ce1b" officeooo:paragraph-rsid="0008ce1b" style:font-weight-asian="bold" style:font-weight-complex="bold"/>
    </style:style>
    <style:style style:name="P10" style:family="paragraph" style:parent-style-name="Standard">
      <style:text-properties fo:font-weight="bold" officeooo:rsid="0008ce1b" officeooo:paragraph-rsid="0011edf5" style:font-weight-asian="bold" style:font-weight-complex="bold"/>
    </style:style>
    <style:style style:name="P11" style:family="paragraph" style:parent-style-name="Standard">
      <style:text-properties fo:font-weight="bold" officeooo:rsid="0008ce1b" officeooo:paragraph-rsid="0012c8fd" style:font-weight-asian="bold" style:font-weight-complex="bold"/>
    </style:style>
    <style:style style:name="P12" style:family="paragraph" style:parent-style-name="Standard">
      <style:text-properties fo:font-weight="bold" officeooo:rsid="0008ce1b" officeooo:paragraph-rsid="0013ec83" style:font-weight-asian="bold" style:font-weight-complex="bold"/>
    </style:style>
    <style:style style:name="P13" style:family="paragraph" style:parent-style-name="Standard">
      <style:text-properties fo:font-weight="bold" officeooo:rsid="0008ce1b" officeooo:paragraph-rsid="0020b19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01c219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officeooo:rsid="0015328b" officeooo:paragraph-rsid="001f834f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rsid="0008ce1b" officeooo:paragraph-rsid="0020b19a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rsid="0008ce1b" officeooo:paragraph-rsid="0020ccf7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fo:font-weight="bold" officeooo:rsid="0008ce1b" officeooo:paragraph-rsid="0020b19a" style:font-weight-asian="bold" style:font-weight-complex="bold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fo:font-weight="bold" officeooo:rsid="0008ce1b" officeooo:paragraph-rsid="0020ccf7" style:font-weight-asian="bold" style:font-weight-complex="bold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fo:font-weight="bold" officeooo:rsid="0008ce1b" officeooo:paragraph-rsid="002174ac" style:font-weight-asian="bold" style:font-weight-complex="bold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fo:font-weight="bold" officeooo:rsid="0021d7e4" officeooo:paragraph-rsid="0021d7e4" style:font-weight-asian="bold" style:font-weight-complex="bol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fo:font-weight="normal" officeooo:rsid="0008ce1b" officeooo:paragraph-rsid="0020ccf7" style:font-weight-asian="normal" style:font-weight-complex="normal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rsid="0021d7e4" officeooo:paragraph-rsid="0021d7e4"/>
    </style:style>
    <style:style style:name="P27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333333" fo:letter-spacing="normal" officeooo:rsid="0008ce1b" officeooo:paragraph-rsid="0020b19a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rsid="0015328b" officeooo:paragraph-rsid="001f834f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rsid="001fcd23" officeooo:paragraph-rsid="001fcd23" fo:background-color="#ffff00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32f5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rsid="0015328b" officeooo:paragraph-rsid="001ef196"/>
    </style:style>
    <style:style style:name="P3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74064"/>
    </style:style>
    <style:style style:name="P3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32f5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2pt" fo:font-weight="normal" officeooo:rsid="0015328b" officeooo:paragraph-rsid="001d5319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officeooo:rsid="001e692e" officeooo:paragraph-rsid="001e692e"/>
    </style:style>
    <style:style style:name="P36" style:family="paragraph" style:parent-style-name="Table_20_Contents">
      <style:paragraph-properties fo:text-align="justify" style:justify-single-word="false"/>
      <style:text-properties fo:font-size="11pt" officeooo:rsid="0008d082" officeooo:paragraph-rsid="0008d082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fo:font-size="11pt" officeooo:rsid="0008d082" officeooo:paragraph-rsid="000aba70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fo:font-size="11pt" officeooo:rsid="0008ce1b" officeooo:paragraph-rsid="0008ce1b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fo:font-size="11pt" officeooo:rsid="0008ce1b" officeooo:paragraph-rsid="0008d082" style:font-size-asian="11pt" style:font-size-complex="11pt"/>
    </style:style>
    <style:style style:name="P40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fo:font-size="11pt" officeooo:rsid="000a6eaa" officeooo:paragraph-rsid="000a6eaa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fo:font-size="11pt" officeooo:rsid="000aba70" officeooo:paragraph-rsid="000aba70" style:font-size-asian="11pt" style:font-size-complex="11pt"/>
    </style:style>
    <style:style style:name="P43" style:family="paragraph" style:parent-style-name="Table_20_Contents">
      <style:paragraph-properties fo:text-align="justify" style:justify-single-word="false"/>
      <style:text-properties fo:font-size="11pt" officeooo:rsid="000aba70" officeooo:paragraph-rsid="000c6241" style:font-size-asian="11pt" style:font-size-complex="11pt"/>
    </style:style>
    <style:style style:name="P44" style:family="paragraph" style:parent-style-name="Table_20_Contents">
      <style:paragraph-properties fo:text-align="justify" style:justify-single-word="false"/>
      <style:text-properties fo:font-size="11pt" officeooo:rsid="000c6241" officeooo:paragraph-rsid="000c6241" style:font-size-asian="11pt" style:font-size-complex="11pt"/>
    </style:style>
    <style:style style:name="P45" style:family="paragraph" style:parent-style-name="Table_20_Contents">
      <style:paragraph-properties fo:text-align="justify" style:justify-single-word="false"/>
      <style:text-properties fo:font-size="11pt" officeooo:rsid="000e2af4" officeooo:paragraph-rsid="000e2af4" style:font-size-asian="11pt" style:font-size-complex="11pt"/>
    </style:style>
    <style:style style:name="P46" style:family="paragraph" style:parent-style-name="Heading_20_1">
      <style:text-properties fo:font-variant="normal" fo:text-transform="none" fo:color="#24282e" style:font-name="Avenir Next" fo:font-size="19.5pt" fo:font-style="normal" fo:font-weight="bold" officeooo:rsid="0008ce1b" officeooo:paragraph-rsid="0013ec83"/>
    </style:style>
    <style:style style:name="P47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ff0000" style:font-name="Avenir Next" fo:font-size="13.5pt" fo:letter-spacing="normal" fo:font-style="normal" fo:font-weight="bold" officeooo:rsid="0015328b" officeooo:paragraph-rsid="001932f5"/>
    </style:style>
    <style:style style:name="P48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32f5"/>
    </style:style>
    <style:style style:name="P49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c219e" officeooo:paragraph-rsid="001c219e"/>
    </style:style>
    <style:style style:name="T1" style:family="text">
      <style:text-properties officeooo:rsid="0008d082"/>
    </style:style>
    <style:style style:name="T2" style:family="text">
      <style:text-properties officeooo:rsid="000aba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13be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officeooo:rsid="0011edf5"/>
    </style:style>
    <style:style style:name="T7" style:family="text">
      <style:text-properties officeooo:rsid="0013ec83"/>
    </style:style>
    <style:style style:name="T8" style:family="text">
      <style:text-properties fo:font-variant="normal" fo:text-transform="none" fo:color="#333333" style:font-name="Avenir Next" fo:font-size="11.25pt" fo:letter-spacing="normal" fo:font-style="normal" fo:font-weight="bold"/>
    </style:style>
    <style:style style:name="T9" style:family="text">
      <style:text-properties fo:font-variant="normal" fo:text-transform="none" fo:color="#333333" style:font-name="Avenir Next" fo:font-size="11.25pt" fo:letter-spacing="normal" fo:font-style="normal" fo:font-weight="bold" officeooo:rsid="001932f5"/>
    </style:style>
    <style:style style:name="T10" style:family="text">
      <style:text-properties fo:font-variant="normal" fo:text-transform="none" fo:color="#333333" style:font-name="Avenir Next" fo:font-size="11.25pt" fo:letter-spacing="normal" fo:font-style="normal" fo:font-weight="bold" officeooo:rsid="0015328b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fo:font-weight="normal" officeooo:rsid="001682a5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333333" fo:letter-spacing="normal"/>
    </style:style>
    <style:style style:name="T13" style:family="text">
      <style:text-properties fo:font-variant="normal" fo:text-transform="none" fo:color="#333333" fo:letter-spacing="normal" fo:font-style="normal" fo:font-weight="normal" officeooo:rsid="001682a5" style:font-weight-asian="normal" style:font-weight-complex="normal"/>
    </style:style>
    <style:style style:name="T14" style:family="text">
      <style:text-properties fo:font-variant="normal" fo:text-transform="none" fo:color="#314361" style:font-name="Source Code Pro" fo:font-size="9.75pt" fo:letter-spacing="normal" fo:font-style="normal" fo:font-weight="normal"/>
    </style:style>
    <style:style style:name="T15" style:family="text">
      <style:text-properties fo:font-variant="normal" fo:text-transform="none" fo:color="#314361" style:font-name="Source Code Pro" fo:font-size="9.75pt" fo:letter-spacing="normal" fo:font-style="normal" fo:font-weight="normal" fo:background-color="#ffffff" loext:char-shading-value="0"/>
    </style:style>
    <style:style style:name="T16" style:family="text">
      <style:text-properties fo:font-variant="normal" fo:text-transform="none" fo:color="#314361" fo:letter-spacing="normal"/>
    </style:style>
    <style:style style:name="T17" style:family="text">
      <style:text-properties fo:font-variant="normal" fo:text-transform="none" fo:color="#314361" fo:letter-spacing="normal" officeooo:rsid="001ef196"/>
    </style:style>
    <style:style style:name="T18" style:family="text">
      <style:text-properties fo:font-variant="normal" fo:text-transform="none" fo:color="#314361" fo:letter-spacing="normal" fo:font-weight="bold" officeooo:rsid="001ef196" style:font-weight-asian="bold" style:font-weight-complex="bold"/>
    </style:style>
    <style:style style:name="T19" style:family="text">
      <style:text-properties fo:font-variant="normal" fo:text-transform="none" fo:color="#4d8cf4" style:font-name="Source Code Pro" fo:font-size="9.75pt" fo:letter-spacing="normal" fo:font-style="normal" fo:font-weight="bold" officeooo:rsid="0015328b" fo:background-color="#f5f5f5" loext:char-shading-value="0" fo:padding="0cm" fo:border="none"/>
    </style:style>
    <style:style style:name="T20" style:family="text">
      <style:text-properties fo:font-variant="normal" fo:text-transform="none" fo:color="#ff0000" style:font-name="Avenir Next" fo:font-size="11.25pt" fo:letter-spacing="normal" fo:font-style="normal" fo:font-weight="bold" officeooo:rsid="001932f5" style:font-weight-asian="bold" style:font-weight-complex="bold"/>
    </style:style>
    <style:style style:name="T21" style:family="text">
      <style:text-properties fo:font-variant="normal" fo:text-transform="none" fo:color="#ff0000" style:font-name="Avenir Next" fo:font-size="13.5pt" fo:letter-spacing="normal" fo:font-style="normal" fo:font-weight="bold"/>
    </style:style>
    <style:style style:name="T22" style:family="text">
      <style:text-properties fo:font-variant="normal" fo:text-transform="none" fo:color="#ff0000" style:font-name="Avenir Next" fo:font-size="13.5pt" fo:letter-spacing="normal" fo:font-style="normal" fo:font-weight="bold" officeooo:rsid="0015328b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1c219e" style:font-size-asian="11pt" style:font-size-complex="11pt"/>
    </style:style>
    <style:style style:name="T25" style:family="text">
      <style:text-properties fo:color="#4a86ef" style:font-name="Source Code Pro" fo:font-size="9.75pt" fo:font-style="normal" fo:font-weight="bold"/>
    </style:style>
    <style:style style:name="T26" style:family="text">
      <style:text-properties fo:color="#314361"/>
    </style:style>
    <style:style style:name="T27" style:family="text">
      <style:text-properties fo:color="#314361" style:font-name="Source Code Pro" fo:font-size="9.75pt" fo:font-style="normal" fo:font-weight="normal"/>
    </style:style>
    <style:style style:name="T28" style:family="text">
      <style:text-properties fo:color="#314361" style:font-name="Source Code Pro" fo:font-size="9.75pt" fo:font-style="italic" fo:font-weight="normal" style:font-style-asian="italic" style:font-style-complex="italic"/>
    </style:style>
    <style:style style:name="T29" style:family="text">
      <style:text-properties fo:color="#314361" fo:font-style="normal"/>
    </style:style>
    <style:style style:name="T30" style:family="text">
      <style:text-properties fo:color="#314361" fo:font-style="normal" fo:font-weight="bold" style:font-weight-asian="bold" style:font-weight-complex="bold"/>
    </style:style>
    <style:style style:name="T31" style:family="text">
      <style:text-properties fo:color="#314361" officeooo:rsid="001ef196"/>
    </style:style>
    <style:style style:name="T32" style:family="text">
      <style:text-properties fo:color="#f2576d" style:font-name="Source Code Pro" fo:font-size="9.75pt" fo:font-style="normal" fo:font-weight="normal"/>
    </style:style>
    <style:style style:name="T33" style:family="text">
      <style:text-properties style:font-name="Liberation Serif" fo:font-size="11pt" fo:font-style="normal" fo:font-weight="bold" style:font-size-asian="11pt" style:font-weight-asian="bold" style:font-size-complex="11pt" style:font-weight-complex="bold"/>
    </style:style>
    <style:style style:name="T34" style:family="text">
      <style:text-properties style:font-name="Liberation Serif" fo:font-size="11pt" fo:font-style="normal" fo:font-weight="normal" style:font-size-asian="11pt" style:font-weight-asian="normal" style:font-size-complex="11pt" style:font-weight-complex="normal"/>
    </style:style>
    <style:style style:name="T35" style:family="text">
      <style:text-properties officeooo:rsid="0018f1af"/>
    </style:style>
    <style:style style:name="T36" style:family="text">
      <style:text-properties fo:color="#4a8bfc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37" style:family="text">
      <style:text-properties officeooo:rsid="0020b19a"/>
    </style:style>
    <style:style style:name="T38" style:family="text">
      <style:text-properties officeooo:rsid="0020cc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lase 94</text:p>
      <text:p text:style-name="P1"/>
      <text:p text:style-name="P5">Ciclo de vida de una Pagina</text:p>
      <text:p text:style-name="P7"><text:a xlink:type="simple" xlink:href="https://ionicframework.com/docs/api/navigation/NavController/">https://ionicframework.com/docs/api/navigation/NavController/</text:a></text:p>
      <text:p text:style-name="P7"/>
      <table:table table:name="Tabla1" table:style-name="Tabla1">
        <table:table-column table:style-name="Tabla1.A" table:number-columns-repeated="2"/>
        <table:table-column table:style-name="Tabla1.C" table:number-columns-repeated="2"/>
        <table:table-row>
          <table:table-cell table:style-name="Tabla1.A1" office:value-type="string">
            <text:p text:style-name="P44">Evento de la página</text:p>
          </table:table-cell>
          <table:table-cell table:style-name="Tabla1.A1" office:value-type="string">
            <text:p text:style-name="P44">Retorna</text:p>
          </table:table-cell>
          <table:table-cell table:style-name="Tabla1.A1" office:value-type="string">
            <text:p text:style-name="P44">evento</text:p>
          </table:table-cell>
          <table:table-cell table:style-name="Tabla1.D1" office:value-type="string">
            <text:p text:style-name="P44">Descripción</text:p>
          </table:table-cell>
        </table:table-row>
        <table:table-row>
          <table:table-cell table:style-name="Tabla1.A2" office:value-type="string">
            <text:p text:style-name="P36">ionViewCanEnter</text:p>
          </table:table-cell>
          <table:table-cell table:style-name="Tabla1.A2" office:value-type="string">
            <text:p text:style-name="P36">bool/prom</text:p>
            <text:p text:style-name="P36"/>
            <text:p text:style-name="P36"/>
          </table:table-cell>
          <table:table-cell table:style-name="Tabla1.A2" office:value-type="string">
            <text:p text:style-name="P38">1-Puede entrar</text:p>
          </table:table-cell>
          <table:table-cell table:style-name="Tabla1.D2" office:value-type="string">
            <text:p text:style-name="P39">Verificación que podemos hacer para ver si el usuario puede o no entrar a la pagina. </text:p>
            <text:p text:style-name="P39"><text:span text:style-name="T1">Es una especie de “guard” para revisar si tiene permiso de ver esa página en particular</text:span></text:p>
          </table:table-cell>
        </table:table-row>
        <table:table-row>
          <table:table-cell table:style-name="Tabla1.A2" office:value-type="string">
            <text:p text:style-name="P37">ionView<text:span text:style-name="T2">DidLoad</text:span></text:p>
          </table:table-cell>
          <table:table-cell table:style-name="Tabla1.A2" office:value-type="string">
            <text:p text:style-name="P42">void</text:p>
          </table:table-cell>
          <table:table-cell table:style-name="Tabla1.A2" office:value-type="string">
            <text:p text:style-name="P38">2- <text:span text:style-name="T3">Cargo la pagina</text:span></text:p>
          </table:table-cell>
          <table:table-cell table:style-name="Tabla1.D2" office:value-type="string">
            <text:p text:style-name="P38">Pagina es cargada pero todavía no se encuentra en pantalla.</text:p>
            <text:p text:style-name="P41">Este evento <text:span text:style-name="T5">sólo pasa una vez</text:span> que la página es cargada. Si nos movemos a otra pero esta en la pila, este evento no se disparará nuevamente.</text:p>
          </table:table-cell>
        </table:table-row>
        <table:table-row>
          <table:table-cell table:style-name="Tabla1.A2" office:value-type="string">
            <text:p text:style-name="P37">ionView<text:span text:style-name="T2">WillEnter</text:span></text:p>
          </table:table-cell>
          <table:table-cell table:style-name="Tabla1.A2" office:value-type="string">
            <text:p text:style-name="P42">void</text:p>
          </table:table-cell>
          <table:table-cell table:style-name="Tabla1.A2" office:value-type="string">
            <text:p text:style-name="P38">3- La pagina va a ser mostrada</text:p>
          </table:table-cell>
          <table:table-cell table:style-name="Tabla1.D2" office:value-type="string">
            <text:p text:style-name="P38">Cuando ya se va a mostrar la pagina.</text:p>
            <text:p text:style-name="P41">Se ejecuta cada vez que la página se vuelve a activar.</text:p>
          </table:table-cell>
        </table:table-row>
        <table:table-row>
          <table:table-cell table:style-name="Tabla1.A2" office:value-type="string">
            <text:p text:style-name="P37">ionView<text:span text:style-name="T2">DidEnter</text:span></text:p>
          </table:table-cell>
          <table:table-cell table:style-name="Tabla1.A2" office:value-type="string">
            <text:p text:style-name="P42">void</text:p>
          </table:table-cell>
          <table:table-cell table:style-name="Tabla1.A2" office:value-type="string">
            <text:p text:style-name="P38">4-La Pagina esta en pantalla</text:p>
          </table:table-cell>
          <table:table-cell table:style-name="Tabla1.D2" office:value-type="string">
            <text:p text:style-name="P38">La pagina ya se encuentra encima de nuestro stack de pantalla o nuestro stack de pagina.</text:p>
            <text:p text:style-name="P41">Se ejecuta cuando la página es cargada y se vuelve activa.</text:p>
          </table:table-cell>
        </table:table-row>
        <table:table-row>
          <table:table-cell table:style-name="Tabla1.A2" office:value-type="string">
            <text:p text:style-name="P37">ionView<text:span text:style-name="T2">CanLeave</text:span></text:p>
          </table:table-cell>
          <table:table-cell table:style-name="Tabla1.A2" office:value-type="string">
            <text:p text:style-name="P42">bool/prom</text:p>
          </table:table-cell>
          <table:table-cell table:style-name="Tabla1.A2" office:value-type="string">
            <text:p text:style-name="P38">5- Puede Salir</text:p>
          </table:table-cell>
          <table:table-cell table:style-name="Tabla1.D2" office:value-type="string">
            <text:p text:style-name="P38">Verificación de si el usuario puede salir o no.</text:p>
            <text:p text:style-name="P41">Otra especie de “guard”, utilizado para verificar si el usuario puede salir de la pantalla.</text:p>
          </table:table-cell>
        </table:table-row>
        <table:table-row>
          <table:table-cell table:style-name="Tabla1.A2" office:value-type="string">
            <text:p text:style-name="P37">ionView<text:span text:style-name="T2">WillLeave</text:span></text:p>
          </table:table-cell>
          <table:table-cell table:style-name="Tabla1.A2" office:value-type="string">
            <text:p text:style-name="P42">void</text:p>
          </table:table-cell>
          <table:table-cell table:style-name="Tabla1.A2" office:value-type="string">
            <text:p text:style-name="P38">6- La página se volverá innactiva</text:p>
          </table:table-cell>
          <table:table-cell table:style-name="Tabla1.D2" office:value-type="string">
            <text:p text:style-name="P38">Una vez de pasado el proceso de verificación de que pueda salir. Se va a correr un procedimiento qe vuelve inactiva la pantalla, aqui todavía se puede ejecutar funciones.</text:p>
            <text:p text:style-name="P41">Se ejecuta cuando la página esta a punto de volverse inactiva.</text:p>
          </table:table-cell>
        </table:table-row>
        <text:soft-page-break/>
        <table:table-row>
          <table:table-cell table:style-name="Tabla1.A2" office:value-type="string">
            <text:p text:style-name="P37">ionView<text:span text:style-name="T2">DidLeave</text:span></text:p>
          </table:table-cell>
          <table:table-cell table:style-name="Tabla1.A2" office:value-type="string">
            <text:p text:style-name="P42">void</text:p>
          </table:table-cell>
          <table:table-cell table:style-name="Tabla1.A2" office:value-type="string">
            <text:p text:style-name="P38">7- Termino de salir de la pagina</text:p>
          </table:table-cell>
          <table:table-cell table:style-name="Tabla1.D2" office:value-type="string">
            <text:p text:style-name="P38">Ya aqui la pagina no esta en el topo de nuestro stack de pantalla. Puede ser que haya otra pantalla que este a punto de entrar o esta pantalla esta a punto de ser destruida.</text:p>
            <text:p text:style-name="P41">Se ejecuta cuando la página ha terminado de salir.</text:p>
          </table:table-cell>
        </table:table-row>
        <table:table-row>
          <table:table-cell table:style-name="Tabla1.A2" office:value-type="string">
            <text:p text:style-name="P45">ionViewWillUnload</text:p>
          </table:table-cell>
          <table:table-cell table:style-name="Tabla1.A2" office:value-type="string">
            <text:p text:style-name="P43">void</text:p>
          </table:table-cell>
          <table:table-cell table:style-name="Tabla1.A2" office:value-type="string">
            <text:p text:style-name="P38">8- <text:span text:style-name="T4">La página será destruida</text:span></text:p>
          </table:table-cell>
          <table:table-cell table:style-name="Tabla1.D2" office:value-type="string">
            <text:p text:style-name="P38">Este paso no se ejecuta siempre. Sucede cdo ejecutamos un pop de una pantalla o un dismiss de una modal. </text:p>
            <text:p text:style-name="P45">Se ejecuta cuando la página esta a punto de ser destruida</text:p>
          </table:table-cell>
        </table:table-row>
        <table:table-row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0"/>
          </table:table-cell>
          <table:table-cell table:style-name="Tabla1.D2" office:value-type="string">
            <text:p text:style-name="P40"/>
          </table:table-cell>
        </table:table-row>
      </table:table>
      <text:p text:style-name="P5"/>
      <text:p text:style-name="P5"/>
      <text:p text:style-name="P10">Clase 9<text:span text:style-name="T6">5. Demostración de los eventos</text:span></text:p>
      <text:p text:style-name="P2"/>
      <text:p text:style-name="P6">Ciclo de vida de una Pagina</text:p>
      <text:p text:style-name="P6"/>
      <text:p text:style-name="P11">Clase 9<text:span text:style-name="T7">7. Slides</text:span></text:p>
      <text:p text:style-name="P3"/>
      <text:p text:style-name="P8"><text:a xlink:type="simple" xlink:href="https://ionicframework.com/docs/components/#slides">https://ionicframework.com/docs/components/#slides</text:a> </text:p>
      <text:p text:style-name="P8"/>
      <text:p text:style-name="P12">Clase 9<text:span text:style-name="T7">8. Almacenamiento(Storage) nativo del dispositivo</text:span></text:p>
      <text:p text:style-name="P4"/>
      <text:h text:style-name="P46" text:outline-level="1">Native Storage</text:h>
      <text:p text:style-name="P15"><text:span text:style-name="T13">En algun sitio del dispositivo guardamos que una determinada caracteristica ya se mostro y no es necesario volver a mostrarla</text:span></text:p>
      <text:p text:style-name="P14"><text:a xlink:type="simple" xlink:href="https://ionicframework.com/docs/storage/"><text:span text:style-name="T11">https://ionicframework.com/docs/storage/</text:span></text:a></text:p>
      <text:p text:style-name="P15"/>
      <text:p text:style-name="P15">El almacenamiento es una manera fácil de <text:span text:style-name="T3">almacenar pares clave/valor</text:span> y <text:span text:style-name="T3">objetos JSON</text:span>. <text:span text:style-name="T35">Storage</text:span> utiliza una <text:span text:style-name="T3">variedad de motores de almacenamiento </text:span>por debajo, escogiendo el mejor disponible en función de la plataforma.</text:p>
      <text:p text:style-name="P15">Cuando se ejecuta en un contexto de aplicación nativa, <text:span text:style-name="T3">Storage priorizará el uso de SQLite</text:span>, ya que es una de las <text:span text:style-name="T3">bases de datos más estables</text:span> y ampliamente utilizadas, y evita algunas de las trampas de cosas como localstorage e IndexedDB, como el sistema operativo que decide eliminar tales datos en situaciones de bajo espacio en disco.</text:p>
      <text:p text:style-name="P15">Cuando se ejecuta en la Web o como una aplicación web progresiva, Storage intentará utilizar <text:span text:style-name="T3">IndexedDB</text:span>, <text:span text:style-name="T3">WebSQL </text:span>y <text:span text:style-name="T3">localstorage</text:span>, en ese orden.</text:p>
      <text:p text:style-name="P15"/>
      <text:p text:style-name="P32"/>
      <text:p text:style-name="P33"><text:soft-page-break/><text:span text:style-name="T20">USO</text:span></text:p>
      <text:p text:style-name="P33"><text:span text:style-name="T9">S</text:span><text:span text:style-name="T8">i desea utilizar SQLite, instale el complemento cordova-sqlite-storage:</text:span></text:p>
      <text:p text:style-name="P48"><text:span text:style-name="Source_20_Text"><text:span text:style-name="T15">ionic cordova plugin add cordova-sqlite-storage</text:span></text:span></text:p>
      <text:p text:style-name="Text_20_body"><text:line-break/><text:span text:style-name="T24">Este no es necesario instalarlo porque ya viene por defecto desde la version 2</text:span></text:p>
      <text:p text:style-name="P49"><text:span text:style-name="Source_20_Text"><text:span text:style-name="T15">npm install --save @ionic/storage</text:span></text:span></text:p>
      <text:p text:style-name="Text_20_body"><text:line-break/><text:span text:style-name="T10">- </text:span><text:span text:style-name="T9">A</text:span><text:span text:style-name="T10">gregue a la lista de importaciones en su </text:span><text:span text:style-name="Source_20_Text"><text:span text:style-name="T19">NgModule</text:span></text:span></text:p>
      <text:p text:style-name="P31"><text:span text:style-name="T17">import { </text:span><text:span text:style-name="T18">IonicStorageModule</text:span><text:span text:style-name="T17"> } from '@ionic/storage';</text:span><text:line-break/></text:p>
      <text:h text:style-name="P47" text:outline-level="3"><text:bookmark text:name="configuring-storage"/>Configuración del almacenamiento</text:h>
      <text:p text:style-name="Standard"><text:span text:style-name="T14">imports: [ </text:span><text:span text:style-name="T16"><text:s/></text:span></text:p>
      <text:p text:style-name="Standard"><text:span text:style-name="T14"><text:tab/>IonicStorageModule.forRoot()</text:span><text:span text:style-name="T16"> </text:span></text:p>
      <text:p text:style-name="Standard"><text:span text:style-name="T14">],</text:span></text:p>
      <text:p text:style-name="P30"/>
      <text:p text:style-name="P18"><text:span text:style-name="T12">- </text:span><text:span text:style-name="T8">inyécela en cualquiera de sus componentes o páginas:</text:span></text:p>
      <text:p text:style-name="P28"><text:span text:style-name="T25">import</text:span><text:span text:style-name="T26"> </text:span><text:span text:style-name="T27">{ </text:span><text:span text:style-name="T28">Storage</text:span><text:span text:style-name="T27"> } from </text:span><text:span text:style-name="T32">'@ionic/storage'</text:span><text:span text:style-name="T27">;</text:span><text:span text:style-name="T31"></text:span><text:line-break/></text:p>
      <text:p text:style-name="P29">inspector del navegador/Aplicacion (<text:span text:style-name="T3">Local Storage</text:span>)</text:p>
      <text:p text:style-name="P29"/>
      <text:p text:style-name="P13">Clase <text:span text:style-name="T37">100. Leer ajuste desde del app.component.ts para mostrar pagina introduccion o slider, apartir de un providers</text:span></text:p>
      <text:p text:style-name="P19"/>
      <text:p text:style-name="P21">Clase <text:span text:style-name="T37">101. Grabar y leer desde el storage nativo del dispositivo</text:span></text:p>
      <text:p text:style-name="P19"/>
      <text:p text:style-name="P22"><text:bookmark-start text:name="__DdeLink__31_1330264214"/>Clase <text:span text:style-name="T37">102.</text:span><text:bookmark-end text:name="__DdeLink__31_1330264214"/><text:span text:style-name="T37"> pause(background) y resume (re activarse).</text:span></text:p>
      <text:p text:style-name="P25"><text:s/><text:span text:style-name="T38">Como hacer una pausa en la aplicacion y como reactivarla cuando la vuelva a ejecutar</text:span></text:p>
      <text:p text:style-name="P20"/>
      <text:p text:style-name="P23">Clase <text:span text:style-name="T37">103,104</text:span></text:p>
      <text:p text:style-name="P24">Componentes Alerts</text:p>
      <text:p text:style-name="P24"><text:a xlink:type="simple" xlink:href="https://ionicframework.com/docs/components/#alert-confirm">https://ionicframework.com/docs/components/#alert-confirm</text:a></text:p>
      <text:p text:style-name="P24"/>
      <text:p text:style-name="P24"/>
      <text:p text:style-name="P24">Componentes Loadings</text:p>
      <text:p text:style-name="P26"><text:a xlink:type="simple" xlink:href="https://ionicframework.com/docs/components/#loading">https://ionicframework.com/docs/components/#loading</text:a></text:p>
      <text:p text:style-name="P26"/>
      <text:p text:style-name="P27"/>
      <text:p text:style-name="P30"/>
      <text:p text:style-name="P35"><text:span text:style-name="T22">P</text:span><text:span text:style-name="T21">uedes configurar el motor de almacenamiento</text:span></text:p>
      <text:p text:style-name="P14"><text:span text:style-name="T34">El </text:span><text:span text:style-name="T33">motor de almacenamiento </text:span><text:span text:style-name="T34">se puede configurar tanto con prioridades de motor de almacenamiento específicas como con opciones de configuración personalizadas para pasar a localForage. Consulte los documentos de configuración de localForage para ver las opciones posibles: </text:span><text:a xlink:type="simple" xlink:href="https://github.com/localForage/localForage#configuration"><text:span text:style-name="T36">https://github.com/localForage/localForage#configuration</text:span></text:a></text:p>
      <text:p text:style-name="P17">Nota: Cualquier configuración personalizada se fusionará con la configuración predeterminada</text:p>
      <text:p text:style-name="P17"/>
      <text:p text:style-name="P16"><text:span text:style-name="T29">Cuando se ejecuta en la Web o como una aplicación web progresiva, Storage intentará utilizar </text:span><text:span text:style-name="T30">IndexedDB</text:span><text:span text:style-name="T29">, </text:span><text:span text:style-name="T30">WebSQL </text:span><text:span text:style-name="T29">y </text:span><text:span text:style-name="T30">localstorage</text:span><text:span text:style-name="T29">, en ese orden.</text:span></text:p>
      <text:p text:style-name="P16"/>
      <text:p text:style-name="P16"/>
      <text:p text:style-name="P34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, 'Helvetica Neue', Helvetica, sans-serif"/>
    <style:font-face style:name="Source Code Pro" svg:font-family="'Source Code Pro', 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0:01:03.744704920</meta:creation-date>
    <dc:date>2017-09-16T16:16:24.327080256</dc:date>
    <meta:editing-duration>PT16H4M34S</meta:editing-duration>
    <meta:editing-cycles>26</meta:editing-cycles>
    <meta:generator>LibreOffice/4.2.8.2$Linux_X86_64 LibreOffice_project/420m0$Build-2</meta:generator>
    <meta:document-statistic meta:table-count="1" meta:image-count="0" meta:object-count="0" meta:page-count="4" meta:paragraph-count="85" meta:word-count="691" meta:character-count="4560" meta:non-whitespace-character-count="3943"/>
  </office:meta>
</office:document-meta>
</file>